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20000003200D687334F9E6B4DD.png" manifest:media-type="image/png"/>
  <manifest:file-entry manifest:full-path="Pictures/10000000000003C0000005008FD0820BBB4F4E91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Объект_20_без_20_заливки_20_и_20_линий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Объект_20_без_20_заливки_20_и_20_линий">
      <style:graphic-properties svg:stroke-color="#3465a4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objectwithoutfill">
      <style:graphic-properties svg:stroke-width="0.106cm" svg:stroke-color="#21409a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5" style:family="graphic" style:parent-style-name="objectwithoutfill">
      <style:graphic-properties svg:stroke-width="0.106cm" svg:stroke-color="#ed1c24" draw:marker-start-width="0.359cm" draw:marker-end-width="0.359cm" draw:fill="none" draw:textarea-vertical-align="middle" fo:padding-top="0.178cm" fo:padding-bottom="0.178cm" fo:padding-left="0.303cm" fo:padding-right="0.303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Обычный">
        <draw:frame draw:style-name="gr1" draw:text-style-name="P1" xml:id="id1" draw:id="id1" draw:layer="layout" svg:width="14.9cm" svg:height="14.9cm" svg:x="1.6cm" svg:y="2cm">
          <draw:image xlink:href="Pictures/1000000000000320000003200D687334F9E6B4DD.png" xlink:type="simple" xlink:show="embed" xlink:actuate="onLoad">
            <text:p/>
          </draw:image>
        </draw:frame>
        <draw:frame draw:style-name="gr2" draw:text-style-name="P1" draw:layer="layout" svg:width="9.81cm" svg:height="13.081cm" draw:transform="rotate (-3.1396727914126) translate (26.235cm 15.481cm)">
          <draw:image xlink:href="Pictures/10000000000003C0000005008FD0820BBB4F4E91.png" xlink:type="simple" xlink:show="embed" xlink:actuate="onLoad">
            <text:p/>
          </draw:image>
        </draw:frame>
        <draw:connector draw:style-name="gr3" draw:text-style-name="P1" draw:layer="layout" svg:x1="16.5cm" svg:y1="9.45cm" svg:x2="16.5cm" svg:y2="9.45cm" draw:start-shape="id1" draw:end-shape="id1" svg:d="M16500 9450z" svg:viewBox="0 0 1 1">
          <text:p/>
        </draw:connector>
        <draw:path draw:style-name="gr4" draw:text-style-name="P2" draw:layer="layout" svg:width="0.991cm" svg:height="0.871cm" draw:transform="skewX (-0.321140582366957) rotate (0.512254135460336) translate (12.9980322195405cm 7.6823607545816cm)" svg:viewBox="0 0 992 872" svg:d="M0 872c1605 1 780-872 780-872">
          <text:p/>
        </draw:path>
        <draw:path draw:style-name="gr4" draw:text-style-name="P2" draw:layer="layout" svg:width="0.991cm" svg:height="0.871cm" draw:transform="skewX (-0.320442450666159) rotate (0.512254135460336) translate (12.8986211904139cm 6.6820295633781cm)" svg:viewBox="0 0 992 872" svg:d="M0 872c1605 1 779-872 779-872">
          <text:p/>
        </draw:path>
        <draw:path draw:style-name="gr4" draw:text-style-name="P2" draw:layer="layout" svg:width="4.975cm" svg:height="0.279cm" draw:transform="rotate (-0.245044226980005) translate (13.6cm 8.3cm)" svg:viewBox="0 0 4976 280" svg:d="M0 0c5352 601 4970 48 4970 48">
          <text:p/>
        </draw:path>
        <draw:path draw:style-name="gr5" draw:text-style-name="P2" draw:layer="layout" svg:width="5.1cm" svg:height="0.001cm" draw:transform="rotate (-0.0191986217719376) translate (13.1cm 7.7cm)" svg:viewBox="0 0 5101 2" svg:d="M0 0c5201 0 5101 2 5101 2">
          <text:p/>
        </draw:path>
        <draw:path draw:style-name="gr5" draw:text-style-name="P2" draw:layer="layout" svg:width="5.208cm" svg:height="0.399cm" draw:transform="rotate (-0.0191986217719376) translate (13.2cm 6.8cm)" svg:viewBox="0 0 5209 400" svg:d="M0 0c5201 0 5209 400 5209 400">
          <text:p/>
        </draw:path>
        <draw:path draw:style-name="gr5" draw:text-style-name="P2" draw:layer="layout" svg:width="5.313cm" svg:height="0.697cm" draw:transform="rotate (-0.0191986217719376) translate (13.1cm 5.8cm)" svg:viewBox="0 0 5314 698" svg:d="M0 0c5201 0 5314 698 5314 698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01T20:41:54.596000000</meta:creation-date>
    <dc:date>2018-08-02T00:05:37.443000000</dc:date>
    <meta:editing-duration>PT1H47M47S</meta:editing-duration>
    <meta:editing-cycles>2</meta:editing-cycles>
    <meta:generator>LibreOffice/6.0.5.2$Windows_X86_64 LibreOffice_project/54c8cbb85f300ac59db32fe8a675ff7683cd5a16</meta:generator>
    <meta:document-statistic meta:object-count="9"/>
  </office:meta>
</office:document-meta>
</file>